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25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23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0" table:default-cell-style-name="ce1"/>
        <table:table-column table:style-name="co13" table:default-cell-style-name="ce23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4" office:value-type="string">
            <text:p>use_rbf</text:p>
          </table:table-cell>
          <table:table-cell table:style-name="ce14" office:value-type="string">
            <text:p>complexity</text:p>
          </table:table-cell>
          <table:table-cell table:style-name="ce2" office:value-type="string">
            <text:p>function</text:p>
          </table:table-cell>
          <table:table-cell table:style-name="ce21" office:value-type="string">
            <text:p>difficulty</text:p>
          </table:table-cell>
          <table:table-cell table:style-name="ce21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1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4" office:value-type="string">
            <text:p>rbf_learning_rate</text:p>
          </table:table-cell>
          <table:table-cell table:style-name="ce1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/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Michalewicz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6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style-name="Default" table:number-columns-repeated="52"/>
          <table:table-cell table:style-name="ce28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Michalewicz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Michalewicz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Michalewicz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6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style-name="Default" table:number-columns-repeated="52"/>
          <table:table-cell table:style-name="ce28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Michalewicz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Michalewicz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Michalewicz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7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Michalewicz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Michalewicz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Michalewicz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6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Michalewicz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Michalewicz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Michalewicz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6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Michalewicz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Michalewicz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Himmelblau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Himmelblau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Himmelblau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Himmelblau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4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Himmelblau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Himmelblau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Himmelblau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Himmelblau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Himmelblau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1000</text:p>
          </table:table-cell>
          <table:table-cell table:style-name="ce22" office:value-type="string">
            <text:p>(-5,5)</text:p>
          </table:table-cell>
          <table:table-cell table:style-name="ce22" office:value-type="string">
            <text:p>128</text:p>
          </table:table-cell>
          <table:table-cell table:style-name="ce28"/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HimmelblauFunction</text:p>
          </table:table-cell>
          <table:table-cell table:style-name="ce2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1</text:p>
          </table:table-cell>
          <table:table-cell office:value-type="string">
            <text:p>0.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Himmelblau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3" office:value-type="string">
            <text:p>0.0001</text:p>
          </table:table-cell>
          <table:table-cell office:value-type="string">
            <text:p>0.0001</text:p>
          </table:table-cell>
          <table:table-cell table:style-name="ce25" office:value-type="string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4">05/24/2024</text:date>, <text:time>09:4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5-24T09:40:58</dc:date>
    <meta:editing-cycles>297</meta:editing-cycles>
    <meta:editing-duration>PT19H12M43S</meta:editing-duration>
    <meta:document-statistic meta:table-count="1" meta:cell-count="563" meta:object-count="0"/>
  </office:meta>
</office:document-meta>
</file>